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b1d4" officeooo:paragraph-rsid="000b5af7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47e77" officeooo:paragraph-rsid="000b5af7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b5af7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0b5af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0b5af7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0b5af7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0b5af7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0b5af7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0b5af7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0b5af7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0b5af7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0b5af7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0b5af7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0b5af7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0b5af7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0b5af7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0b5af7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0b5af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0b5af7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0b5af7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0b5af7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0b5af7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0b5af7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0b5af7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0b5af7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0b5af7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0b5af7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0b5af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562b8"/>
    </style:style>
    <style:style style:name="T4" style:family="text">
      <style:text-properties officeooo:rsid="00072218"/>
    </style:style>
    <style:style style:name="T5" style:family="text">
      <style:text-properties officeooo:rsid="0019cacc"/>
    </style:style>
    <style:style style:name="T6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b5af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b8c23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dd766" style:font-size-asian="12pt" style:font-weight-asian="normal" style:font-size-complex="12pt" style:font-weight-complex="normal"/>
    </style:style>
    <style:style style:name="T11" style:family="text">
      <style:text-properties officeooo:rsid="0017b1d4"/>
    </style:style>
    <style:style style:name="T12" style:family="text">
      <style:text-properties fo:font-style="italic" officeooo:rsid="0017b1d4" style:font-style-asian="italic" style:font-style-complex="italic"/>
    </style:style>
    <style:style style:name="T13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6" style:family="text">
      <style:text-properties fo:font-style="normal" officeooo:rsid="00072218" style:font-style-asian="normal" style:font-style-complex="normal"/>
    </style:style>
    <style:style style:name="T17" style:family="text">
      <style:text-properties fo:font-style="normal" officeooo:rsid="0017b1d4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9" style:family="text">
      <style:text-properties fo:font-weight="normal" officeooo:rsid="00147e77" style:font-weight-asian="normal" style:font-weight-complex="normal"/>
    </style:style>
    <style:style style:name="T20" style:family="text">
      <style:text-properties fo:font-weight="normal" officeooo:rsid="00072218" style:font-weight-asian="normal" style:font-weight-complex="normal"/>
    </style:style>
    <style:style style:name="T21" style:family="text">
      <style:text-properties fo:font-weight="normal" officeooo:rsid="00162300" style:font-weight-asian="normal" style:font-weight-complex="normal"/>
    </style:style>
    <style:style style:name="T22" style:family="text">
      <style:text-properties fo:font-weight="normal" officeooo:rsid="0017b1d4" style:font-weight-asian="normal" style:font-weight-complex="normal"/>
    </style:style>
    <style:style style:name="T23" style:family="text">
      <style:text-properties fo:font-weight="normal" officeooo:rsid="001955bf" style:font-weight-asian="normal" style:font-weight-complex="normal"/>
    </style:style>
    <style:style style:name="T24" style:family="text">
      <style:text-properties fo:font-weight="normal" officeooo:rsid="0008608a" style:font-weight-asian="normal" style:font-weight-complex="normal"/>
    </style:style>
    <style:style style:name="T25" style:family="text">
      <style:text-properties fo:font-weight="normal" officeooo:rsid="001fe433" style:font-weight-asian="normal" style:font-weight-complex="normal"/>
    </style:style>
    <style:style style:name="T26" style:family="text">
      <style:text-properties fo:font-weight="normal" officeooo:rsid="002202a7" style:font-weight-asian="normal" style:font-weight-complex="normal"/>
    </style:style>
    <style:style style:name="T27" style:family="text">
      <style:text-properties fo:font-weight="normal" officeooo:rsid="00089482" style:font-weight-asian="normal" style:font-weight-complex="normal"/>
    </style:style>
    <style:style style:name="T28" style:family="text">
      <style:text-properties fo:font-weight="normal" officeooo:rsid="0019cacc" style:font-weight-asian="normal" style:font-weight-complex="normal"/>
    </style:style>
    <style:style style:name="T29" style:family="text">
      <style:text-properties fo:font-weight="normal" officeooo:rsid="000b5af7" style:font-weight-asian="normal" style:font-weight-complex="normal"/>
    </style:style>
    <style:style style:name="T30" style:family="text">
      <style:text-properties fo:font-weight="normal" officeooo:rsid="000b8c23" style:font-weight-asian="normal" style:font-weight-complex="normal"/>
    </style:style>
    <style:style style:name="T31" style:family="text">
      <style:text-properties fo:font-weight="normal" officeooo:rsid="000bf827" style:font-weight-asian="normal" style:font-weight-complex="normal"/>
    </style:style>
    <style:style style:name="T32" style:family="text">
      <style:text-properties officeooo:rsid="0008608a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officeooo:rsid="001fe433"/>
    </style:style>
    <style:style style:name="T35" style:family="text">
      <style:text-properties style:text-underline-style="solid" style:text-underline-width="auto" style:text-underline-color="font-color" officeooo:rsid="0017b1d4"/>
    </style:style>
    <style:style style:name="T36" style:family="text">
      <style:text-properties officeooo:rsid="0022499a"/>
    </style:style>
    <style:style style:name="T37" style:family="text">
      <style:text-properties officeooo:rsid="000b5af7"/>
    </style:style>
    <style:style style:name="T38" style:family="text">
      <style:text-properties officeooo:rsid="000b8c23"/>
    </style:style>
    <style:style style:name="T39" style:family="text">
      <style:text-properties officeooo:rsid="000dd76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 </text:span><text:span text:style-name="T37">Sottometti</text:span><text:span text:style-name="T3"> Graduatoria </text:span><text:span text:style-name="T37">Provvisoria</text:span><text:span text:style-name="T4"> 0</text:span><text:span text:style-name="T39">2</text:span></text:p>
      <text:p text:style-name="P8"/>
      <text:list xml:id="list37134437" text:style-name="L1">
        <text:list-item>
          <text:p text:style-name="P10">Nome del Test Case</text:p>
        </text:list-item>
      </text:list>
      <text:list xml:id="list37140245" text:style-name="L2">
        <text:list-header>
          <text:p text:style-name="P14"><text:span text:style-name="T6">Test Case TC_</text:span><text:span text:style-name="T8">SottomettiGraduatoriaProvvisoria</text:span><text:span text:style-name="T7">_0</text:span><text:span text:style-name="T10">2</text:span></text:p>
        </text:list-header>
      </text:list>
      <text:p text:style-name="P4"/>
      <text:list xml:id="list37134656" text:continue-list="list37134437" text:style-name="L1">
        <text:list-item>
          <text:p text:style-name="P11">Test Case <text:span text:style-name="T11">Specification Identifier</text:span></text:p>
        </text:list-item>
      </text:list>
      <text:p text:style-name="P5"><text:span text:style-name="T11"><text:tab/></text:span><text:span text:style-name="T12">Caso d'uso da testare</text:span></text:p>
      <text:p text:style-name="P5"><text:span text:style-name="T14"><text:tab/></text:span><text:span text:style-name="T19">UC_</text:span><text:span text:style-name="T20">ACC_3.</text:span><text:span text:style-name="T31">3</text:span><text:span text:style-name="T19"> –</text:span><text:span text:style-name="T21"> </text:span><text:span text:style-name="T29">Sottometti</text:span><text:span text:style-name="T20"> Graduatoria </text:span><text:span text:style-name="T29">Provvisoria</text:span></text:p>
      <text:list xml:id="list37150391" text:continue-numbering="true" text:style-name="L1">
        <text:list-header>
          <text:p text:style-name="P15">Version date</text:p>
          <text:p text:style-name="P16">1<text:span text:style-name="T4">3</text:span>/12/12 </text:p>
          <text:p text:style-name="P15">Version number</text:p>
        </text:list-header>
      </text:list>
      <text:p text:style-name="P9"><text:span text:style-name="T11"><text:tab/></text:span>v. 1.<text:span text:style-name="T39">1</text:span></text:p>
      <text:p text:style-name="P7"><text:tab/>Version author</text:p>
      <text:p text:style-name="P2"><text:span text:style-name="T15"><text:tab/></text:span><text:span text:style-name="T16">Ferdinando Di Palma</text:span></text:p>
      <text:list xml:id="list37141736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32">Gestione Graduatorie</text:span>, in particolare la funzionalità <text:span text:style-name="T3">di </text:span><text:span text:style-name="T37">sottomissione della graduatoria Provvisoria al sistema</text:span></text:p>
          <text:p text:style-name="P15">Riferimenti</text:p>
        </text:list-item>
      </text:list>
      <text:p text:style-name="P2"><text:tab/><text:span text:style-name="T11">Specifica dei requisiti</text:span></text:p>
      <text:p text:style-name="P2"/>
      <text:list xml:id="list37135374" text:continue-numbering="true" text:style-name="L1">
        <text:list-item>
          <text:p text:style-name="P22"><text:span text:style-name="T33">Input</text:span> </text:p>
          <text:p text:style-name="P23"><text:span text:style-name="T12">Data </text:span><text:span text:style-name="T13">-</text:span></text:p>
          <text:p text:style-name="P23"><text:span text:style-name="T12">Tables</text:span><text:span text:style-name="T11"> </text:span><text:span text:style-name="T34">-</text:span></text:p>
          <text:p text:style-name="P23"><text:span text:style-name="T12">Human</text:span><text:span text:style-name="T11"> </text:span><text:span text:style-name="T12">Action</text:span></text:p>
          <text:p text:style-name="P26"><text:span text:style-name="T22">L'utente visita l</text:span><text:span text:style-name="T23">a pagina</text:span><text:span text:style-name="T22"> di </text:span><text:span text:style-name="T24">Gestione </text:span><text:span text:style-name="T29">Graduatorie selezionando dalla lista una Graduatoria provvisoria e sottomettendola al sistema</text:span></text:p>
          <text:p text:style-name="P23"><text:span text:style-name="T12">Condition</text:span><text:span text:style-name="T11"> </text:span></text:p>
          <text:list>
            <text:list-header>
              <text:p text:style-name="P27">States</text:p>
              <text:list>
                <text:list-header>
                  <text:p text:style-name="P26"><text:span text:style-name="T35">Initial</text:span><text:span text:style-name="T11">: </text:span><text:span text:style-name="T22">Connessione dati attiva</text:span></text:p>
                  <text:p text:style-name="P26"><text:span text:style-name="T35">Intermediate</text:span><text:span text:style-name="T11">: </text:span><text:span text:style-name="T22">Connessione dati attiva</text:span></text:p>
                  <text:p text:style-name="P23"><text:span text:style-name="T18">Final</text:span><text:span text:style-name="T17">: </text:span><text:span text:style-name="T14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5">Database</text:span><text:span text:style-name="T11">: </text:span></text:p>
                  <text:p text:style-name="P26"><text:span text:style-name="T35">Control files</text:span><text:span text:style-name="T11">: </text:span><text:span text:style-name="T22"><text:s/></text:span></text:p>
                  <text:p text:style-name="P26"><text:span text:style-name="T35">Transaction files</text:span><text:span text:style-name="T11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12">Tables</text:span><text:span text:style-name="T11"> -</text:span></text:p>
          <text:p text:style-name="P18">Il sistema visualizza i dati esatti relativi <text:span text:style-name="T36">a</text:span><text:span text:style-name="T32">ll</text:span><text:span text:style-name="T3">a bozza Di Graduatoria e </text:span><text:span text:style-name="T38">conferma</text:span><text:span text:style-name="T5"> </text:span><text:span text:style-name="T38">la corretta sottomissione della Graduatoria Provvisoria</text:span></text:p>
          <text:p text:style-name="P24"><text:span text:style-name="T12">Human</text:span><text:span text:style-name="T11"> </text:span><text:span text:style-name="T12">Action</text:span></text:p>
          <text:p text:style-name="P23"><text:span text:style-name="T12">Condition</text:span><text:span text:style-name="T11"> </text:span></text:p>
          <text:list>
            <text:list-header>
              <text:p text:style-name="P27">States</text:p>
              <text:list>
                <text:list-header>
                  <text:p text:style-name="P26"><text:span text:style-name="T35">Initial</text:span><text:span text:style-name="T11">: </text:span></text:p>
                  <text:p text:style-name="P26"><text:span text:style-name="T35">Intermediate</text:span><text:span text:style-name="T11">: </text:span></text:p>
                  <text:p text:style-name="P23"><text:span text:style-name="T18">Final</text:span><text:span text:style-name="T17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5">Database</text:span><text:span text:style-name="T11">: </text:span></text:p>
                  <text:p text:style-name="P26"><text:span text:style-name="T35">Control files</text:span><text:span text:style-name="T11">: </text:span><text:span text:style-name="T22"><text:s/></text:span></text:p>
                  <text:p text:style-name="P26"><text:soft-page-break/><text:span text:style-name="T35">Transaction files</text:span><text:span text:style-name="T11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33">Test frame</text:span> </text:p>
        </text:list-item>
      </text:list>
      <text:p text:style-name="P6"><text:tab/><text:span text:style-name="T25">Tabella: dati </text:span><text:span text:style-name="T26">esatti</text:span></text:p>
      <text:p text:style-name="P6"><text:span text:style-name="T26"><text:tab/></text:span><text:span text:style-name="T27">Messaggio:</text:span><text:span text:style-name="T30">conferma</text:span><text:span text:style-name="T28"> </text:span><text:span text:style-name="T30">la corretta sottomissione</text:span></text:p>
      <text:p text:style-name="P1"/>
      <text:list xml:id="list37148967" text:continue-numbering="true" text:style-name="L1">
        <text:list-item>
          <text:p text:style-name="P13">Vincoli ambientali</text:p>
          <text:p text:style-name="P20">Connessione <text:span text:style-name="T34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45:37.13</meta:creation-date>
    <dc:date>2012-12-13T17:00:55.65</dc:date>
    <meta:editing-duration>PT5M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8" meta:word-count="195" meta:character-count="1424" meta:non-whitespace-character-count="1272"/>
  </office:meta>
</office:document-meta>
</file>